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53cm"/>
    </style:style>
    <style:style style:name="co2" style:family="table-column">
      <style:table-column-properties fo:break-before="auto" style:column-width="34.15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11cm"/>
    </style:style>
    <style:style style:name="co5" style:family="table-column">
      <style:table-column-properties fo:break-before="auto" style:column-width="1.612cm"/>
    </style:style>
    <style:style style:name="co6" style:family="table-column">
      <style:table-column-properties fo:break-before="auto" style:column-width="9.488cm"/>
    </style:style>
    <style:style style:name="co7" style:family="table-column">
      <style:table-column-properties fo:break-before="auto" style:column-width="7.216cm"/>
    </style:style>
    <style:style style:name="co8" style:family="table-column">
      <style:table-column-properties fo:break-before="auto" style:column-width="1.379cm"/>
    </style:style>
    <style:style style:name="co9" style:family="table-column">
      <style:table-column-properties fo:break-before="auto" style:column-width="11.5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cccccc"/>
    </style: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5" style:family="table-cell" style:parent-style-name="Default"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atch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2"/>
          <table:table-cell table:style-name="ce1" office:value-type="string" calcext:value-type="string">
            <text:p>Insert result from grepWin to the $names and $titles. Change mod name in the A7</text:p>
          </table:table-cell>
        </table:table-row>
        <table:table-row table:style-name="ro1">
          <table:table-cell table:style-name="ce1" office:value-type="string" calcext:value-type="string">
            <text:p>@PART[</text:p>
          </table:table-cell>
          <table:table-cell table:formula="of:=COM.MICROSOFT.CONCAT([.$A$2];[$names.$C2];[.$A$3];[.$A$7];[.$A$4];[$titles.$C2];[.$A$5];[$titles.$C2])" office:value-type="string" office:string-value="@PART[kiwi-basicFin-size0]:NEEDS[KiwiTechTree]     {@title = Tiny Basic Fin    } // Tiny Basic Fin" calcext:value-type="string">
            <text:p>@PART[kiwi-basicFin-size0]:NEEDS[KiwiTechTree] <text:s text:c="4"/>{@title = Tiny Basic Fin <text:s text:c="3"/>} // Tiny Basic Fin</text:p>
          </table:table-cell>
        </table:table-row>
        <table:table-row table:style-name="ro1">
          <table:table-cell table:style-name="ce1" office:value-type="string" calcext:value-type="string">
            <text:p>]:NEEDS[</text:p>
          </table:table-cell>
          <table:table-cell table:formula="of:=COM.MICROSOFT.CONCAT([.$A$2];[$names.$C3];[.$A$3];[.$A$7];[.$A$4];[$titles.$C3];[.$A$5];[$titles.$C3])" office:value-type="string" office:string-value="@PART[kiwi-basicFin0-size0]:NEEDS[KiwiTechTree]     {@title = Tiny Basic Fin    } // Tiny Basic Fin" calcext:value-type="string">
            <text:p>@PART[kiwi-basicFin0-size0]:NEEDS[KiwiTechTree] <text:s text:c="4"/>{@title = Tiny Basic Fin <text:s text:c="3"/>} // Tiny Basic Fin</text:p>
          </table:table-cell>
        </table:table-row>
        <table:table-row table:style-name="ro1">
          <table:table-cell table:style-name="ce1" office:value-type="string" calcext:value-type="string">
            <text:p>] <text:s text:c="4"/>{@title = </text:p>
          </table:table-cell>
          <table:table-cell table:formula="of:=COM.MICROSOFT.CONCAT([.$A$2];[$names.$C4];[.$A$3];[.$A$7];[.$A$4];[$titles.$C4];[.$A$5];[$titles.$C4])" office:value-type="string" office:string-value="@PART[kiwi-nosecone-1875-1]:NEEDS[KiwiTechTree]     {@title = Protective Rocket Nose Cone Mk5    } // Protective Rocket Nose Cone Mk5" calcext:value-type="string">
            <text:p>@PART[kiwi-nosecone-1875-1]:NEEDS[KiwiTechTree] <text:s text:c="4"/>{@title = Protective Rocket Nose Cone Mk5 <text:s text:c="3"/>} // Protective Rocket Nose Cone Mk5</text:p>
          </table:table-cell>
        </table:table-row>
        <table:table-row table:style-name="ro1">
          <table:table-cell table:style-name="ce1" office:value-type="string" calcext:value-type="string">
            <text:p><text:s text:c="4"/>} // </text:p>
          </table:table-cell>
          <table:table-cell table:formula="of:=COM.MICROSOFT.CONCAT([.$A$2];[$names.$C5];[.$A$3];[.$A$7];[.$A$4];[$titles.$C5];[.$A$5];[$titles.$C5])" office:value-type="string" office:string-value="@PART[kiwi-reactionwheel-375-1]:NEEDS[KiwiTechTree]     {@title = Very Large Reaction Wheel Assembly    } // Very Large Reaction Wheel Assembly" calcext:value-type="string">
            <text:p>@PART[kiwi-reactionwheel-375-1]:NEEDS[KiwiTechTree] <text:s text:c="4"/>{@title = Very Large Reaction Wheel Assembly <text:s text:c="3"/>} // Very Large Reaction Wheel Assembly</text:p>
          </table:table-cell>
        </table:table-row>
        <table:table-row table:style-name="ro1">
          <table:table-cell table:style-name="ce1" office:value-type="string" calcext:value-type="string">
            <text:p>MOD:</text:p>
          </table:table-cell>
          <table:table-cell table:formula="of:=COM.MICROSOFT.CONCAT([.$A$2];[$names.$C6];[.$A$3];[.$A$7];[.$A$4];[$titles.$C6];[.$A$5];[$titles.$C6])" office:value-type="string" office:string-value="@PART[kiwi-reactionwheel-5-1]:NEEDS[KiwiTechTree]     {@title = Very Very Large Reaction Wheel Assembly    } // Very Very Large Reaction Wheel Assembly" calcext:value-type="string">
            <text:p>@PART[kiwi-reactionwheel-5-1]:NEEDS[KiwiTechTree] <text:s text:c="4"/>{@title = Very Very Large Reaction Wheel Assembly <text:s text:c="3"/>} // Very Very Large Reaction Wheel Assembly</text:p>
          </table:table-cell>
        </table:table-row>
        <table:table-row table:style-name="ro1">
          <table:table-cell table:style-name="ce5" office:value-type="string" calcext:value-type="string">
            <text:p>KiwiTechTree</text:p>
          </table:table-cell>
          <table:table-cell table:formula="of:=COM.MICROSOFT.CONCAT([.$A$2];[$names.$C7];[.$A$3];[.$A$7];[.$A$4];[$titles.$C7];[.$A$5];[$titles.$C7])" office:value-type="string" office:string-value="@PART[kiwi-hydrogen-1875-1]:NEEDS[KiwiTechTree]     {@title = H1875-18 Hydrogen Tank    } // H1875-18 Hydrogen Tank" calcext:value-type="string">
            <text:p>@PART[kiwi-hydrogen-1875-1]:NEEDS[KiwiTechTree] <text:s text:c="4"/>{@title = H1875-18 Hydrogen Tank <text:s text:c="3"/>} // H1875-18 Hydrogen Tank</text:p>
          </table:table-cell>
        </table:table-row>
        <table:table-row table:style-name="ro1">
          <table:table-cell/>
          <table:table-cell table:formula="of:=COM.MICROSOFT.CONCAT([.$A$2];[$names.$C8];[.$A$3];[.$A$7];[.$A$4];[$titles.$C8];[.$A$5];[$titles.$C8])" office:value-type="string" office:string-value="@PART[kiwi-hydrogen-1875-2]:NEEDS[KiwiTechTree]     {@title = H1875-9 Hydrogen Tank    } // H1875-9 Hydrogen Tank" calcext:value-type="string">
            <text:p>@PART[kiwi-hydrogen-1875-2]:NEEDS[KiwiTechTree] <text:s text:c="4"/>{@title = H1875-9 Hydrogen Tank <text:s text:c="3"/>} // H1875-9 Hydrogen Tank</text:p>
          </table:table-cell>
        </table:table-row>
        <table:table-row table:style-name="ro1">
          <table:table-cell/>
          <table:table-cell table:formula="of:=COM.MICROSOFT.CONCAT([.$A$2];[$names.$C9];[.$A$3];[.$A$7];[.$A$4];[$titles.$C9];[.$A$5];[$titles.$C9])" office:value-type="string" office:string-value="@PART[kiwi-hydrogen-1875-3]:NEEDS[KiwiTechTree]     {@title = H1875-4.5 Hydrogen Tank    } // H1875-4.5 Hydrogen Tank" calcext:value-type="string">
            <text:p>@PART[kiwi-hydrogen-1875-3]:NEEDS[KiwiTechTree] <text:s text:c="4"/>{@title = H1875-4.5 Hydrogen Tank <text:s text:c="3"/>} // H1875-4.5 Hydrogen Tank</text:p>
          </table:table-cell>
        </table:table-row>
        <table:table-row table:style-name="ro1">
          <table:table-cell/>
          <table:table-cell table:formula="of:=COM.MICROSOFT.CONCAT([.$A$2];[$names.$C10];[.$A$3];[.$A$7];[.$A$4];[$titles.$C10];[.$A$5];[$titles.$C10])" office:value-type="string" office:string-value="@PART[kiwi-hydrogen-radial-1875-1]:NEEDS[KiwiTechTree]     {@title = HR-8 Hydrogen Tank    } // HR-8 Hydrogen Tank" calcext:value-type="string">
            <text:p>@PART[kiwi-hydrogen-radial-1875-1]:NEEDS[KiwiTechTree] <text:s text:c="4"/>{@title = HR-8 Hydrogen Tank <text:s text:c="3"/>} // HR-8 Hydrogen Tank</text:p>
          </table:table-cell>
        </table:table-row>
        <table:table-row table:style-name="ro1">
          <table:table-cell/>
          <table:table-cell table:formula="of:=COM.MICROSOFT.CONCAT([.$A$2];[$names.$C11];[.$A$3];[.$A$7];[.$A$4];[$titles.$C11];[.$A$5];[$titles.$C11])" office:value-type="string" office:string-value="@PART[kiwi-monoprop-0625-1]:NEEDS[KiwiTechTree]     {@title = FL-R-0A211 Monopropellant Tank    } // FL-R-0A211 Monopropellant Tank" calcext:value-type="string">
            <text:p>@PART[kiwi-monoprop-0625-1]:NEEDS[KiwiTechTree] <text:s text:c="4"/>{@title = FL-R-0A211 Monopropellant Tank <text:s text:c="3"/>} // FL-R-0A211 Monopropellant Tank</text:p>
          </table:table-cell>
        </table:table-row>
        <table:table-row table:style-name="ro1">
          <table:table-cell/>
          <table:table-cell table:formula="of:=COM.MICROSOFT.CONCAT([.$A$2];[$names.$C12];[.$A$3];[.$A$7];[.$A$4];[$titles.$C12];[.$A$5];[$titles.$C12])" office:value-type="string" office:string-value="@PART[kiwi-monoprop-0625-2]:NEEDS[KiwiTechTree]     {@title = FL-R-0A106 Monopropellant Tank    } // FL-R-0A106 Monopropellant Tank" calcext:value-type="string">
            <text:p>@PART[kiwi-monoprop-0625-2]:NEEDS[KiwiTechTree] <text:s text:c="4"/>{@title = FL-R-0A106 Monopropellant Tank <text:s text:c="3"/>} // FL-R-0A106 Monopropellant Tank</text:p>
          </table:table-cell>
        </table:table-row>
        <table:table-row table:style-name="ro1">
          <table:table-cell/>
          <table:table-cell table:formula="of:=COM.MICROSOFT.CONCAT([.$A$2];[$names.$C13];[.$A$3];[.$A$7];[.$A$4];[$titles.$C13];[.$A$5];[$titles.$C13])" office:value-type="string" office:string-value="@PART[kiwi-monoprop-0625-3]:NEEDS[KiwiTechTree]     {@title = FL-R-0A53 Monopropellant Tank    } // FL-R-0A53 Monopropellant Tank" calcext:value-type="string">
            <text:p>@PART[kiwi-monoprop-0625-3]:NEEDS[KiwiTechTree] <text:s text:c="4"/>{@title = FL-R-0A53 Monopropellant Tank <text:s text:c="3"/>} // FL-R-0A53 Monopropellant Tank</text:p>
          </table:table-cell>
        </table:table-row>
        <table:table-row table:style-name="ro1">
          <table:table-cell/>
          <table:table-cell table:formula="of:=COM.MICROSOFT.CONCAT([.$A$2];[$names.$C14];[.$A$3];[.$A$7];[.$A$4];[$titles.$C14];[.$A$5];[$titles.$C14])" office:value-type="string" office:string-value="@PART[kiwi-monoprop-1875-1]:NEEDS[KiwiTechTree]     {@title = FL-R-BX844 Monopropellant Tank    } // FL-R-BX844 Monopropellant Tank" calcext:value-type="string">
            <text:p>@PART[kiwi-monoprop-1875-1]:NEEDS[KiwiTechTree] <text:s text:c="4"/>{@title = FL-R-BX844 Monopropellant Tank <text:s text:c="3"/>} // FL-R-BX844 Monopropellant Tank</text:p>
          </table:table-cell>
        </table:table-row>
        <table:table-row table:style-name="ro1">
          <table:table-cell/>
          <table:table-cell table:formula="of:=COM.MICROSOFT.CONCAT([.$A$2];[$names.$C15];[.$A$3];[.$A$7];[.$A$4];[$titles.$C15];[.$A$5];[$titles.$C15])" office:value-type="string" office:string-value="@PART[kiwi-monoprop-1875-2]:NEEDS[KiwiTechTree]     {@title = FL-R-BX422 Monopropellant Tank    } // FL-R-BX422 Monopropellant Tank" calcext:value-type="string">
            <text:p>@PART[kiwi-monoprop-1875-2]:NEEDS[KiwiTechTree] <text:s text:c="4"/>{@title = FL-R-BX422 Monopropellant Tank <text:s text:c="3"/>} // FL-R-BX422 Monopropellant Tank</text:p>
          </table:table-cell>
        </table:table-row>
        <table:table-row table:style-name="ro1">
          <table:table-cell/>
          <table:table-cell table:formula="of:=COM.MICROSOFT.CONCAT([.$A$2];[$names.$C16];[.$A$3];[.$A$7];[.$A$4];[$titles.$C16];[.$A$5];[$titles.$C16])" office:value-type="string" office:string-value="@PART[kiwi-monoprop-1875-3]:NEEDS[KiwiTechTree]     {@title = FL-R-BX211 Monopropellant Tank    } // FL-R-BX211 Monopropellant Tank" calcext:value-type="string">
            <text:p>@PART[kiwi-monoprop-1875-3]:NEEDS[KiwiTechTree] <text:s text:c="4"/>{@title = FL-R-BX211 Monopropellant Tank <text:s text:c="3"/>} // FL-R-BX211 Monopropellant Tank</text:p>
          </table:table-cell>
        </table:table-row>
        <table:table-row table:style-name="ro1">
          <table:table-cell/>
          <table:table-cell table:formula="of:=COM.MICROSOFT.CONCAT([.$A$2];[$names.$C17];[.$A$3];[.$A$7];[.$A$4];[$titles.$C17];[.$A$5];[$titles.$C17])" office:value-type="string" office:string-value="@PART[kiwi-adapter-1875-125]:NEEDS[KiwiTechTree]     {@title = Kerbodyne ADTP-1.5-2    } // Kerbodyne ADTP-1.5-2" calcext:value-type="string">
            <text:p>@PART[kiwi-adapter-1875-125]:NEEDS[KiwiTechTree] <text:s text:c="4"/>{@title = Kerbodyne ADTP-1.5-2 <text:s text:c="3"/>} // Kerbodyne ADTP-1.5-2</text:p>
          </table:table-cell>
        </table:table-row>
        <table:table-row table:style-name="ro1">
          <table:table-cell/>
          <table:table-cell table:formula="of:=COM.MICROSOFT.CONCAT([.$A$2];[$names.$C18];[.$A$3];[.$A$7];[.$A$4];[$titles.$C18];[.$A$5];[$titles.$C18])" office:value-type="string" office:string-value="@PART[kiwi-Tube1-composite]:NEEDS[KiwiTechTree]     {@title = #$title$ (Composite Material)    } // #$title$ (Composite Material)" calcext:value-type="string">
            <text:p>@PART[kiwi-Tube1-composite]:NEEDS[KiwiTechTree] <text:s text:c="4"/>{@title = #$title$ (Composite Material) <text:s text:c="3"/>} // #$title$ (Composite Material)</text:p>
          </table:table-cell>
        </table:table-row>
        <table:table-row table:style-name="ro1">
          <table:table-cell/>
          <table:table-cell table:formula="of:=COM.MICROSOFT.CONCAT([.$A$2];[$names.$C19];[.$A$3];[.$A$7];[.$A$4];[$titles.$C19];[.$A$5];[$titles.$C19])" office:value-type="string" office:string-value="@PART[kiwi-Tube1p5-composite]:NEEDS[KiwiTechTree]     {@title = #$title$ (Composite Material)    } // #$title$ (Composite Material)" calcext:value-type="string">
            <text:p>@PART[kiwi-Tube1p5-composite]:NEEDS[KiwiTechTree] <text:s text:c="4"/>{@title = #$title$ (Composite Material) <text:s text:c="3"/>} // #$title$ (Composite Material)</text:p>
          </table:table-cell>
        </table:table-row>
        <table:table-row table:style-name="ro1">
          <table:table-cell/>
          <table:table-cell table:formula="of:=COM.MICROSOFT.CONCAT([.$A$2];[$names.$C20];[.$A$3];[.$A$7];[.$A$4];[$titles.$C20];[.$A$5];[$titles.$C20])" office:value-type="string" office:string-value="@PART[kiwi-Tube2-composite]:NEEDS[KiwiTechTree]     {@title = #$title$ (Composite Material)    } // #$title$ (Composite Material)" calcext:value-type="string">
            <text:p>@PART[kiwi-Tube2-composite]:NEEDS[KiwiTechTree] <text:s text:c="4"/>{@title = #$title$ (Composite Material) <text:s text:c="3"/>} // #$title$ (Composite Material)</text:p>
          </table:table-cell>
        </table:table-row>
        <table:table-row table:style-name="ro1">
          <table:table-cell/>
          <table:table-cell table:formula="of:=COM.MICROSOFT.CONCAT([.$A$2];[$names.$C21];[.$A$3];[.$A$7];[.$A$4];[$titles.$C21];[.$A$5];[$titles.$C21])" office:value-type="string" office:string-value="@PART[kiwi-Tube3-composite]:NEEDS[KiwiTechTree]     {@title = #$title$ (Composite Material)    } // #$title$ (Composite Material)" calcext:value-type="string">
            <text:p>@PART[kiwi-Tube3-composite]:NEEDS[KiwiTechTree] <text:s text:c="4"/>{@title = #$title$ (Composite Material) <text:s text:c="3"/>} // #$title$ (Composite Material)</text:p>
          </table:table-cell>
        </table:table-row>
        <table:table-row table:style-name="ro1">
          <table:table-cell/>
          <table:table-cell table:formula="of:=COM.MICROSOFT.CONCAT([.$A$2];[$names.$C22];[.$A$3];[.$A$7];[.$A$4];[$titles.$C22];[.$A$5];[$titles.$C22])" office:value-type="string" office:string-value="@PART[kiwi-Tube4-composite]:NEEDS[KiwiTechTree]     {@title = #$title$ (Composite Material)    } // #$title$ (Composite Material)" calcext:value-type="string">
            <text:p>@PART[kiwi-Tube4-composite]:NEEDS[KiwiTechTree] <text:s text:c="4"/>{@title = #$title$ (Composite Material) <text:s text:c="3"/>} // #$title$ (Composite Material)</text:p>
          </table:table-cell>
        </table:table-row>
        <table:table-row table:style-name="ro1">
          <table:table-cell/>
          <table:table-cell table:formula="of:=COM.MICROSOFT.CONCAT([.$A$2];[$names.$C23];[.$A$3];[.$A$7];[.$A$4];[$titles.$C23];[.$A$5];[$titles.$C23])" office:value-type="string" office:string-value="@PART[kiwi-radiator-surface-1875-1]:NEEDS[KiwiTechTree]     {@title = YF-50 &quot;Yank&quot; High Temperature Heat Radiator    } // YF-50 &quot;Yank&quot; High Temperature Heat Radiator" calcext:value-type="string">
            <text:p>@PART[kiwi-radiator-surface-1875-1]:NEEDS[KiwiTechTree] <text:s text:c="4"/>{@title = YF-50 "Yank" High Temperature Heat Radiator <text:s text:c="3"/>} // YF-50 "Yank" High Temperature Heat Radiator</text:p>
          </table:table-cell>
        </table:table-row>
        <table:table-row table:style-name="ro1">
          <table:table-cell/>
          <table:table-cell table:formula="of:=COM.MICROSOFT.CONCAT([.$A$2];[$names.$C24];[.$A$3];[.$A$7];[.$A$4];[$titles.$C24];[.$A$5];[$titles.$C24])" office:value-type="string" office:string-value="@PART[kiwi-relayantenna1]:NEEDS[KiwiTechTree]     {@title = RA-1 Relay Antenna    } // RA-1 Relay Antenna" calcext:value-type="string">
            <text:p>@PART[kiwi-relayantenna1]:NEEDS[KiwiTechTree] <text:s text:c="4"/>{@title = RA-1 Relay Antenna <text:s text:c="3"/>} // RA-1 Relay Antenna</text:p>
          </table:table-cell>
        </table:table-row>
        <table:table-row table:style-name="ro1">
          <table:table-cell/>
          <table:table-cell table:formula="of:=COM.MICROSOFT.CONCAT([.$A$2];[$names.$C25];[.$A$3];[.$A$7];[.$A$4];[$titles.$C25];[.$A$5];[$titles.$C25])" office:value-type="string" office:string-value="@PART[kiwi-miniGearFixed]:NEEDS[KiwiTechTree]     {@title = Mini Fixed Landing Gear    } // Mini Fixed Landing Gear" calcext:value-type="string">
            <text:p>@PART[kiwi-miniGearFixed]:NEEDS[KiwiTechTree] <text:s text:c="4"/>{@title = Mini Fixed Landing Gear <text:s text:c="3"/>} // Mini Fixed Landing Gear</text:p>
          </table:table-cell>
        </table:table-row>
        <table:table-row table:style-name="ro1">
          <table:table-cell/>
          <table:table-cell table:formula="of:=COM.MICROSOFT.CONCAT([.$A$2];[$names.$C26];[.$A$3];[.$A$7];[.$A$4];[$titles.$C26];[.$A$5];[$titles.$C26])" office:value-type="string" office:string-value="@PART[]:NEEDS[KiwiTechTree]     {@title =     } // " calcext:value-type="string">
            <text:p>@PART[]:NEEDS[KiwiTechTree] <text:s text:c="4"/>{@title = <text:s text:c="4"/>} // </text:p>
          </table:table-cell>
        </table:table-row>
        <table:table-row table:style-name="ro1">
          <table:table-cell/>
          <table:table-cell table:formula="of:=COM.MICROSOFT.CONCAT([.$A$2];[$names.$C27];[.$A$3];[.$A$7];[.$A$4];[$titles.$C27];[.$A$5];[$titles.$C27])" office:value-type="string" office:string-value="@PART[]:NEEDS[KiwiTechTree]     {@title =     } // " calcext:value-type="string">
            <text:p>@PART[]:NEEDS[KiwiTechTree] <text:s text:c="4"/>{@title = <text:s text:c="4"/>} // </text:p>
          </table:table-cell>
        </table:table-row>
        <table:table-row table:style-name="ro1">
          <table:table-cell/>
          <table:table-cell table:formula="of:=COM.MICROSOFT.CONCAT([.$A$2];[$names.$C28];[.$A$3];[.$A$7];[.$A$4];[$titles.$C28];[.$A$5];[$titles.$C28])" office:value-type="string" office:string-value="@PART[]:NEEDS[KiwiTechTree]     {@title =     } // " calcext:value-type="string">
            <text:p>@PART[]:NEEDS[KiwiTechTree] <text:s text:c="4"/>{@title = <text:s text:c="4"/>} // </text:p>
          </table:table-cell>
        </table:table-row>
      </table:table>
      <table:table table:name="name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ath</text:p>
          </table:table-cell>
        </table:table-row>
        <table:table-row table:style-name="ro1">
          <table:table-cell office:value-type="string" calcext:value-type="string">
            <text:p>kiwi-basicFin.cf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wi-basicFin-size0</text:p>
          </table:table-cell>
          <table:table-cell office:value-type="string" calcext:value-type="string">
            <text:p>C:\Users\User\Games\Kerbal Space Program 1.10.1 JNSQ\GameData\KiwiTechTree\Parts\Aero</text:p>
          </table:table-cell>
        </table:table-row>
        <table:table-row table:style-name="ro1">
          <table:table-cell office:value-type="string" calcext:value-type="string">
            <text:p>kiwi-basicFin.cf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iwi-basicFin0-size0</text:p>
          </table:table-cell>
          <table:table-cell office:value-type="string" calcext:value-type="string">
            <text:p>C:\Users\User\Games\Kerbal Space Program 1.10.1 JNSQ\GameData\KiwiTechTree\Parts\Aero</text:p>
          </table:table-cell>
        </table:table-row>
        <table:table-row table:style-name="ro1">
          <table:table-cell office:value-type="string" calcext:value-type="string">
            <text:p>kiwi-nosecone-1875-1.cf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wi-nosecone-1875-1</text:p>
          </table:table-cell>
          <table:table-cell office:value-type="string" calcext:value-type="string">
            <text:p>C:\Users\User\Games\Kerbal Space Program 1.10.1 JNSQ\GameData\KiwiTechTree\Parts\Aero</text:p>
          </table:table-cell>
        </table:table-row>
        <table:table-row table:style-name="ro1">
          <table:table-cell office:value-type="string" calcext:value-type="string">
            <text:p>kiwi-reactionwheel-375-1.cf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wi-reactionwheel-375-1</text:p>
          </table:table-cell>
          <table:table-cell office:value-type="string" calcext:value-type="string">
            <text:p>C:\Users\User\Games\Kerbal Space Program 1.10.1 JNSQ\GameData\KiwiTechTree\Parts\Control</text:p>
          </table:table-cell>
        </table:table-row>
        <table:table-row table:style-name="ro1">
          <table:table-cell office:value-type="string" calcext:value-type="string">
            <text:p>kiwi-reactionwheel-5-1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wi-reactionwheel-5-1</text:p>
          </table:table-cell>
          <table:table-cell office:value-type="string" calcext:value-type="string">
            <text:p>C:\Users\User\Games\Kerbal Space Program 1.10.1 JNSQ\GameData\KiwiTechTree\Parts\Control</text:p>
          </table:table-cell>
        </table:table-row>
        <table:table-row table:style-name="ro1">
          <table:table-cell office:value-type="string" calcext:value-type="string">
            <text:p>kiwi-hydrogen-1875.cf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iwi-hydrogen-1875-1</text:p>
          </table:table-cell>
          <table:table-cell office:value-type="string" calcext:value-type="string">
            <text:p>C:\Users\User\Games\Kerbal Space Program 1.10.1 JNSQ\GameData\KiwiTechTree\Parts\FuelTank</text:p>
          </table:table-cell>
        </table:table-row>
        <table:table-row table:style-name="ro1">
          <table:table-cell office:value-type="string" calcext:value-type="string">
            <text:p>kiwi-hydrogen-1875.cf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iwi-hydrogen-1875-2</text:p>
          </table:table-cell>
          <table:table-cell office:value-type="string" calcext:value-type="string">
            <text:p>C:\Users\User\Games\Kerbal Space Program 1.10.1 JNSQ\GameData\KiwiTechTree\Parts\FuelTank</text:p>
          </table:table-cell>
        </table:table-row>
        <table:table-row table:style-name="ro1">
          <table:table-cell office:value-type="string" calcext:value-type="string">
            <text:p>kiwi-hydrogen-1875.cfg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kiwi-hydrogen-1875-3</text:p>
          </table:table-cell>
          <table:table-cell office:value-type="string" calcext:value-type="string">
            <text:p>C:\Users\User\Games\Kerbal Space Program 1.10.1 JNSQ\GameData\KiwiTechTree\Parts\FuelTank</text:p>
          </table:table-cell>
        </table:table-row>
        <table:table-row table:style-name="ro1">
          <table:table-cell office:value-type="string" calcext:value-type="string">
            <text:p>kiwi-hydrogen-1875.cfg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kiwi-hydrogen-radial-1875-1</text:p>
          </table:table-cell>
          <table:table-cell office:value-type="string" calcext:value-type="string">
            <text:p>C:\Users\User\Games\Kerbal Space Program 1.10.1 JNSQ\GameData\KiwiTechTree\Parts\FuelTank</text:p>
          </table:table-cell>
        </table:table-row>
        <table:table-row table:style-name="ro1">
          <table:table-cell office:value-type="string" calcext:value-type="string">
            <text:p>kiwi-monoprop-0625.cf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wi-monoprop-0625-1</text:p>
          </table:table-cell>
          <table:table-cell office:value-type="string" calcext:value-type="string">
            <text:p>C:\Users\User\Games\Kerbal Space Program 1.10.1 JNSQ\GameData\KiwiTechTree\Parts\FuelTank</text:p>
          </table:table-cell>
        </table:table-row>
        <table:table-row table:style-name="ro1">
          <table:table-cell office:value-type="string" calcext:value-type="string">
            <text:p>kiwi-monoprop-0625.cf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iwi-monoprop-0625-2</text:p>
          </table:table-cell>
          <table:table-cell office:value-type="string" calcext:value-type="string">
            <text:p>C:\Users\User\Games\Kerbal Space Program 1.10.1 JNSQ\GameData\KiwiTechTree\Parts\FuelTank</text:p>
          </table:table-cell>
        </table:table-row>
        <table:table-row table:style-name="ro1">
          <table:table-cell office:value-type="string" calcext:value-type="string">
            <text:p>kiwi-monoprop-0625.cf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iwi-monoprop-0625-3</text:p>
          </table:table-cell>
          <table:table-cell office:value-type="string" calcext:value-type="string">
            <text:p>C:\Users\User\Games\Kerbal Space Program 1.10.1 JNSQ\GameData\KiwiTechTree\Parts\FuelTank</text:p>
          </table:table-cell>
        </table:table-row>
        <table:table-row table:style-name="ro1">
          <table:table-cell office:value-type="string" calcext:value-type="string">
            <text:p>kiwi-monoprop-1875.cf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wi-monoprop-1875-1</text:p>
          </table:table-cell>
          <table:table-cell office:value-type="string" calcext:value-type="string">
            <text:p>C:\Users\User\Games\Kerbal Space Program 1.10.1 JNSQ\GameData\KiwiTechTree\Parts\FuelTank</text:p>
          </table:table-cell>
        </table:table-row>
        <table:table-row table:style-name="ro1">
          <table:table-cell office:value-type="string" calcext:value-type="string">
            <text:p>kiwi-monoprop-1875.cf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iwi-monoprop-1875-2</text:p>
          </table:table-cell>
          <table:table-cell office:value-type="string" calcext:value-type="string">
            <text:p>C:\Users\User\Games\Kerbal Space Program 1.10.1 JNSQ\GameData\KiwiTechTree\Parts\FuelTank</text:p>
          </table:table-cell>
        </table:table-row>
        <table:table-row table:style-name="ro1">
          <table:table-cell office:value-type="string" calcext:value-type="string">
            <text:p>kiwi-monoprop-1875.cf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iwi-monoprop-1875-3</text:p>
          </table:table-cell>
          <table:table-cell office:value-type="string" calcext:value-type="string">
            <text:p>C:\Users\User\Games\Kerbal Space Program 1.10.1 JNSQ\GameData\KiwiTechTree\Parts\FuelTank</text:p>
          </table:table-cell>
        </table:table-row>
        <table:table-row table:style-name="ro1">
          <table:table-cell office:value-type="string" calcext:value-type="string">
            <text:p>kiwi-adapter-1875-125.cf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wi-adapter-1875-125</text:p>
          </table:table-cell>
          <table:table-cell office:value-type="string" calcext:value-type="string">
            <text:p>C:\Users\User\Games\Kerbal Space Program 1.10.1 JNSQ\GameData\KiwiTechTree\Parts\Structural</text:p>
          </table:table-cell>
        </table:table-row>
        <table:table-row table:style-name="ro1">
          <table:table-cell office:value-type="string" calcext:value-type="string">
            <text:p>kiwi-compositeTube.cf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wi-Tube1-composite</text:p>
          </table:table-cell>
          <table:table-cell office:value-type="string" calcext:value-type="string">
            <text:p>C:\Users\User\Games\Kerbal Space Program 1.10.1 JNSQ\GameData\KiwiTechTree\Parts\Structural</text:p>
          </table:table-cell>
        </table:table-row>
        <table:table-row table:style-name="ro1">
          <table:table-cell office:value-type="string" calcext:value-type="string">
            <text:p>kiwi-compositeTube.cfg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kiwi-Tube1p5-composite</text:p>
          </table:table-cell>
          <table:table-cell office:value-type="string" calcext:value-type="string">
            <text:p>C:\Users\User\Games\Kerbal Space Program 1.10.1 JNSQ\GameData\KiwiTechTree\Parts\Structural</text:p>
          </table:table-cell>
        </table:table-row>
        <table:table-row table:style-name="ro1">
          <table:table-cell office:value-type="string" calcext:value-type="string">
            <text:p>kiwi-compositeTube.cfg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kiwi-Tube2-composite</text:p>
          </table:table-cell>
          <table:table-cell office:value-type="string" calcext:value-type="string">
            <text:p>C:\Users\User\Games\Kerbal Space Program 1.10.1 JNSQ\GameData\KiwiTechTree\Parts\Structural</text:p>
          </table:table-cell>
        </table:table-row>
        <table:table-row table:style-name="ro1">
          <table:table-cell office:value-type="string" calcext:value-type="string">
            <text:p>kiwi-compositeTube.cfg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kiwi-Tube3-composite</text:p>
          </table:table-cell>
          <table:table-cell office:value-type="string" calcext:value-type="string">
            <text:p>C:\Users\User\Games\Kerbal Space Program 1.10.1 JNSQ\GameData\KiwiTechTree\Parts\Structural</text:p>
          </table:table-cell>
        </table:table-row>
        <table:table-row table:style-name="ro1">
          <table:table-cell office:value-type="string" calcext:value-type="string">
            <text:p>kiwi-compositeTube.cfg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kiwi-Tube4-composite</text:p>
          </table:table-cell>
          <table:table-cell office:value-type="string" calcext:value-type="string">
            <text:p>C:\Users\User\Games\Kerbal Space Program 1.10.1 JNSQ\GameData\KiwiTechTree\Parts\Structural</text:p>
          </table:table-cell>
        </table:table-row>
        <table:table-row table:style-name="ro1">
          <table:table-cell office:value-type="string" calcext:value-type="string">
            <text:p>kiwi-radiator-surface-1875-1.cf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iwi-radiator-surface-1875-1</text:p>
          </table:table-cell>
          <table:table-cell office:value-type="string" calcext:value-type="string">
            <text:p>C:\Users\User\Games\Kerbal Space Program 1.10.1 JNSQ\GameData\KiwiTechTree\Parts\Thermal</text:p>
          </table:table-cell>
        </table:table-row>
        <table:table-row table:style-name="ro1">
          <table:table-cell office:value-type="string" calcext:value-type="string">
            <text:p>kiwi-relayantenna1.cf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wi-relayantenna1</text:p>
          </table:table-cell>
          <table:table-cell office:value-type="string" calcext:value-type="string">
            <text:p>C:\Users\User\Games\Kerbal Space Program 1.10.1 JNSQ\GameData\KiwiTechTree\Parts\Utility</text:p>
          </table:table-cell>
        </table:table-row>
        <table:table-row table:style-name="ro1">
          <table:table-cell office:value-type="string" calcext:value-type="string">
            <text:p>kiwi-miniGearFixed.cf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wi-miniGearFixed</text:p>
          </table:table-cell>
          <table:table-cell office:value-type="string" calcext:value-type="string">
            <text:p>C:\Users\User\Games\Kerbal Space Program 1.10.1 JNSQ\GameData\KiwiTechTree\Parts\Wheel</text:p>
          </table:table-cell>
        </table:table-row>
      </table:table>
      <table:table table:name="titles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ath</text:p>
          </table:table-cell>
        </table:table-row>
        <table:table-row table:style-name="ro1">
          <table:table-cell office:value-type="string" calcext:value-type="string">
            <text:p>kiwi-basicFin.cf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iny Basic Fin</text:p>
          </table:table-cell>
          <table:table-cell office:value-type="string" calcext:value-type="string">
            <text:p>C:\Users\User\Games\Kerbal Space Program 1.10.1 JNSQ\GameData\KiwiTechTree\Parts\Aero</text:p>
          </table:table-cell>
        </table:table-row>
        <table:table-row table:style-name="ro1">
          <table:table-cell office:value-type="string" calcext:value-type="string">
            <text:p>kiwi-basicFin.cf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Basic Fin</text:p>
          </table:table-cell>
          <table:table-cell office:value-type="string" calcext:value-type="string">
            <text:p>C:\Users\User\Games\Kerbal Space Program 1.10.1 JNSQ\GameData\KiwiTechTree\Parts\Aero</text:p>
          </table:table-cell>
        </table:table-row>
        <table:table-row table:style-name="ro1">
          <table:table-cell office:value-type="string" calcext:value-type="string">
            <text:p>kiwi-nosecone-1875-1.cf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otective Rocket Nose Cone Mk5</text:p>
          </table:table-cell>
          <table:table-cell office:value-type="string" calcext:value-type="string">
            <text:p>C:\Users\User\Games\Kerbal Space Program 1.10.1 JNSQ\GameData\KiwiTechTree\Parts\Aero</text:p>
          </table:table-cell>
        </table:table-row>
        <table:table-row table:style-name="ro1">
          <table:table-cell office:value-type="string" calcext:value-type="string">
            <text:p>kiwi-reactionwheel-375-1.cf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ry Large Reaction Wheel Assembly</text:p>
          </table:table-cell>
          <table:table-cell office:value-type="string" calcext:value-type="string">
            <text:p>C:\Users\User\Games\Kerbal Space Program 1.10.1 JNSQ\GameData\KiwiTechTree\Parts\Control</text:p>
          </table:table-cell>
        </table:table-row>
        <table:table-row table:style-name="ro1">
          <table:table-cell office:value-type="string" calcext:value-type="string">
            <text:p>kiwi-reactionwheel-5-1.cf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ry Very Large Reaction Wheel Assembly</text:p>
          </table:table-cell>
          <table:table-cell office:value-type="string" calcext:value-type="string">
            <text:p>C:\Users\User\Games\Kerbal Space Program 1.10.1 JNSQ\GameData\KiwiTechTree\Parts\Control</text:p>
          </table:table-cell>
        </table:table-row>
        <table:table-row table:style-name="ro1">
          <table:table-cell office:value-type="string" calcext:value-type="string">
            <text:p>kiwi-hydrogen-1875.cf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1875-18 Hydrogen Tank</text:p>
          </table:table-cell>
          <table:table-cell office:value-type="string" calcext:value-type="string">
            <text:p>C:\Users\User\Games\Kerbal Space Program 1.10.1 JNSQ\GameData\KiwiTechTree\Parts\FuelTank</text:p>
          </table:table-cell>
        </table:table-row>
        <table:table-row table:style-name="ro1">
          <table:table-cell office:value-type="string" calcext:value-type="string">
            <text:p>kiwi-hydrogen-1875.cf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1875-9 Hydrogen Tank</text:p>
          </table:table-cell>
          <table:table-cell office:value-type="string" calcext:value-type="string">
            <text:p>C:\Users\User\Games\Kerbal Space Program 1.10.1 JNSQ\GameData\KiwiTechTree\Parts\FuelTank</text:p>
          </table:table-cell>
        </table:table-row>
        <table:table-row table:style-name="ro1">
          <table:table-cell office:value-type="string" calcext:value-type="string">
            <text:p>kiwi-hydrogen-1875.cfg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1875-4.5 Hydrogen Tank</text:p>
          </table:table-cell>
          <table:table-cell office:value-type="string" calcext:value-type="string">
            <text:p>C:\Users\User\Games\Kerbal Space Program 1.10.1 JNSQ\GameData\KiwiTechTree\Parts\FuelTank</text:p>
          </table:table-cell>
        </table:table-row>
        <table:table-row table:style-name="ro1">
          <table:table-cell office:value-type="string" calcext:value-type="string">
            <text:p>kiwi-hydrogen-1875.cf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HR-8 Hydrogen Tank</text:p>
          </table:table-cell>
          <table:table-cell office:value-type="string" calcext:value-type="string">
            <text:p>C:\Users\User\Games\Kerbal Space Program 1.10.1 JNSQ\GameData\KiwiTechTree\Parts\FuelTank</text:p>
          </table:table-cell>
        </table:table-row>
        <table:table-row table:style-name="ro1">
          <table:table-cell office:value-type="string" calcext:value-type="string">
            <text:p>kiwi-monoprop-0625.cf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L-R-0A211 Monopropellant Tank</text:p>
          </table:table-cell>
          <table:table-cell office:value-type="string" calcext:value-type="string">
            <text:p>C:\Users\User\Games\Kerbal Space Program 1.10.1 JNSQ\GameData\KiwiTechTree\Parts\FuelTank</text:p>
          </table:table-cell>
        </table:table-row>
        <table:table-row table:style-name="ro1">
          <table:table-cell office:value-type="string" calcext:value-type="string">
            <text:p>kiwi-monoprop-0625.cf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L-R-0A106 Monopropellant Tank</text:p>
          </table:table-cell>
          <table:table-cell office:value-type="string" calcext:value-type="string">
            <text:p>C:\Users\User\Games\Kerbal Space Program 1.10.1 JNSQ\GameData\KiwiTechTree\Parts\FuelTank</text:p>
          </table:table-cell>
        </table:table-row>
        <table:table-row table:style-name="ro1">
          <table:table-cell office:value-type="string" calcext:value-type="string">
            <text:p>kiwi-monoprop-0625.cf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L-R-0A53 Monopropellant Tank</text:p>
          </table:table-cell>
          <table:table-cell office:value-type="string" calcext:value-type="string">
            <text:p>C:\Users\User\Games\Kerbal Space Program 1.10.1 JNSQ\GameData\KiwiTechTree\Parts\FuelTank</text:p>
          </table:table-cell>
        </table:table-row>
        <table:table-row table:style-name="ro1">
          <table:table-cell office:value-type="string" calcext:value-type="string">
            <text:p>kiwi-monoprop-1875.cf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L-R-BX844 Monopropellant Tank</text:p>
          </table:table-cell>
          <table:table-cell office:value-type="string" calcext:value-type="string">
            <text:p>C:\Users\User\Games\Kerbal Space Program 1.10.1 JNSQ\GameData\KiwiTechTree\Parts\FuelTank</text:p>
          </table:table-cell>
        </table:table-row>
        <table:table-row table:style-name="ro1">
          <table:table-cell office:value-type="string" calcext:value-type="string">
            <text:p>kiwi-monoprop-1875.cf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L-R-BX422 Monopropellant Tank</text:p>
          </table:table-cell>
          <table:table-cell office:value-type="string" calcext:value-type="string">
            <text:p>C:\Users\User\Games\Kerbal Space Program 1.10.1 JNSQ\GameData\KiwiTechTree\Parts\FuelTank</text:p>
          </table:table-cell>
        </table:table-row>
        <table:table-row table:style-name="ro1">
          <table:table-cell office:value-type="string" calcext:value-type="string">
            <text:p>kiwi-monoprop-1875.cf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L-R-BX211 Monopropellant Tank</text:p>
          </table:table-cell>
          <table:table-cell office:value-type="string" calcext:value-type="string">
            <text:p>C:\Users\User\Games\Kerbal Space Program 1.10.1 JNSQ\GameData\KiwiTechTree\Parts\FuelTank</text:p>
          </table:table-cell>
        </table:table-row>
        <table:table-row table:style-name="ro1">
          <table:table-cell office:value-type="string" calcext:value-type="string">
            <text:p>kiwi-adapter-1875-125.cf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erbodyne ADTP-1.5-2</text:p>
          </table:table-cell>
          <table:table-cell office:value-type="string" calcext:value-type="string">
            <text:p>C:\Users\User\Games\Kerbal Space Program 1.10.1 JNSQ\GameData\KiwiTechTree\Parts\Structural</text:p>
          </table:table-cell>
        </table:table-row>
        <table:table-row table:style-name="ro1">
          <table:table-cell office:value-type="string" calcext:value-type="string">
            <text:p>kiwi-compositeTube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$title$ (Composite Material)</text:p>
          </table:table-cell>
          <table:table-cell office:value-type="string" calcext:value-type="string">
            <text:p>C:\Users\User\Games\Kerbal Space Program 1.10.1 JNSQ\GameData\KiwiTechTree\Parts\Structural</text:p>
          </table:table-cell>
        </table:table-row>
        <table:table-row table:style-name="ro1">
          <table:table-cell office:value-type="string" calcext:value-type="string">
            <text:p>kiwi-compositeTube.cfg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#$title$ (Composite Material)</text:p>
          </table:table-cell>
          <table:table-cell office:value-type="string" calcext:value-type="string">
            <text:p>C:\Users\User\Games\Kerbal Space Program 1.10.1 JNSQ\GameData\KiwiTechTree\Parts\Structural</text:p>
          </table:table-cell>
        </table:table-row>
        <table:table-row table:style-name="ro1">
          <table:table-cell office:value-type="string" calcext:value-type="string">
            <text:p>kiwi-compositeTube.cfg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#$title$ (Composite Material)</text:p>
          </table:table-cell>
          <table:table-cell office:value-type="string" calcext:value-type="string">
            <text:p>C:\Users\User\Games\Kerbal Space Program 1.10.1 JNSQ\GameData\KiwiTechTree\Parts\Structural</text:p>
          </table:table-cell>
        </table:table-row>
        <table:table-row table:style-name="ro1">
          <table:table-cell office:value-type="string" calcext:value-type="string">
            <text:p>kiwi-compositeTube.cfg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#$title$ (Composite Material)</text:p>
          </table:table-cell>
          <table:table-cell office:value-type="string" calcext:value-type="string">
            <text:p>C:\Users\User\Games\Kerbal Space Program 1.10.1 JNSQ\GameData\KiwiTechTree\Parts\Structural</text:p>
          </table:table-cell>
        </table:table-row>
        <table:table-row table:style-name="ro1">
          <table:table-cell office:value-type="string" calcext:value-type="string">
            <text:p>kiwi-compositeTube.cfg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#$title$ (Composite Material)</text:p>
          </table:table-cell>
          <table:table-cell office:value-type="string" calcext:value-type="string">
            <text:p>C:\Users\User\Games\Kerbal Space Program 1.10.1 JNSQ\GameData\KiwiTechTree\Parts\Structural</text:p>
          </table:table-cell>
        </table:table-row>
        <table:table-row table:style-name="ro1">
          <table:table-cell office:value-type="string" calcext:value-type="string">
            <text:p>kiwi-radiator-surface-1875-1.cf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F-50 "Yank" High Temperature Heat Radiator</text:p>
          </table:table-cell>
          <table:table-cell office:value-type="string" calcext:value-type="string">
            <text:p>C:\Users\User\Games\Kerbal Space Program 1.10.1 JNSQ\GameData\KiwiTechTree\Parts\Thermal</text:p>
          </table:table-cell>
        </table:table-row>
        <table:table-row table:style-name="ro1">
          <table:table-cell office:value-type="string" calcext:value-type="string">
            <text:p>kiwi-relayantenna1.cf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A-1 Relay Antenna</text:p>
          </table:table-cell>
          <table:table-cell office:value-type="string" calcext:value-type="string">
            <text:p>C:\Users\User\Games\Kerbal Space Program 1.10.1 JNSQ\GameData\KiwiTechTree\Parts\Utility</text:p>
          </table:table-cell>
        </table:table-row>
        <table:table-row table:style-name="ro1">
          <table:table-cell office:value-type="string" calcext:value-type="string">
            <text:p>kiwi-miniGearFixed.cf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ni Fixed Landing Gear</text:p>
          </table:table-cell>
          <table:table-cell office:value-type="string" calcext:value-type="string">
            <text:p>C:\Users\User\Games\Kerbal Space Program 1.10.1 JNSQ\GameData\KiwiTechTree\Parts\Wheel</text:p>
          </table:table-cell>
        </table:table-row>
      </table:table>
      <table:named-expressions/>
      <table:database-ranges>
        <table:database-range table:name="__Anonymous_Sheet_DB__1" table:target-range-address="names.A2:names.E16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titles.A1:titles.E21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4">00.00.0000</text:date>, <text:time style:data-style-name="N2" text:time-value="13:20:17.8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0T16:02:20.301000000</meta:creation-date>
    <dc:date>2020-12-24T13:51:29.609000000</dc:date>
    <meta:editing-duration>PT5H5M15S</meta:editing-duration>
    <meta:editing-cycles>26</meta:editing-cycles>
    <meta:generator>LibreOffice/7.0.3.1$Windows_X86_64 LibreOffice_project/d7547858d014d4cf69878db179d326fc3483e082</meta:generator>
    <meta:document-statistic meta:table-count="3" meta:cell-count="234" meta:object-count="0"/>
  </office:meta>
</office:document-meta>
</file>